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top="0cm" fo:margin-bottom="0cm" style:contextual-spacing="false" fo:line-height="100%" fo:text-indent="0cm" style:auto-text-indent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2.032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P10" style:family="paragraph" style:parent-style-name="normal" style:list-style-name="WWNum1">
      <style:paragraph-properties fo:margin-left="0.635cm" fo:margin-top="0cm" fo:margin-bottom="0cm" style:contextual-spacing="false" fo:line-height="100%" fo:text-indent="-0.635cm" style:auto-text-indent="false"/>
    </style:style>
    <style:style style:name="P11" style:family="paragraph" style:parent-style-name="normal" style:list-style-name="WWNum1">
      <style:paragraph-properties fo:margin-top="0cm" fo:margin-bottom="0cm" style:contextual-spacing="false" fo:line-height="100%"/>
    </style:style>
    <style:style style:name="P12" style:family="paragraph" style:parent-style-name="normal">
      <style:paragraph-properties fo:margin-top="0cm" fo:margin-bottom="0cm" style:contextual-spacing="false" fo:line-height="100%"/>
    </style:style>
    <style:style style:name="P13" style:family="paragraph" style:parent-style-name="normal" style:list-style-name="WWNum3">
      <style:paragraph-properties fo:margin-left="0.635cm" fo:margin-top="0cm" fo:margin-bottom="0cm" style:contextual-spacing="false" fo:line-height="100%" fo:text-indent="-0.635cm" style:auto-text-indent="false"/>
    </style:style>
    <style:style style:name="P14" style:family="paragraph" style:parent-style-name="normal" style:master-page-name="Standard">
      <style:paragraph-properties fo:text-align="start" style:justify-single-word="false" style:page-number="1"/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P15" style:family="paragraph" style:parent-style-name="normal">
      <style:paragraph-properties fo:text-align="center" style:justify-single-word="false"/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P16" style:family="paragraph" style:parent-style-name="normal">
      <style:paragraph-properties fo:text-align="center" style:justify-single-word="false"/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text-align="center" style:justify-single-word="false" fo:break-before="column"/>
    </style:style>
    <style:style style:name="P19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0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1732bd"/>
    </style:style>
    <style:style style:name="P21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officeooo:paragraph-rsid="001aa476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.75cm" style:auto-text-indent="false" fo:break-before="auto" fo:break-after="auto" fo:background-color="transparent" fo:padding="0cm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4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5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officeooo:paragraph-rsid="001e05e3"/>
    </style:style>
    <style:style style:name="P26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officeooo:paragraph-rsid="001f4737"/>
    </style:style>
    <style:style style:name="P27" style:family="paragraph" style:parent-style-name="normal" style:list-style-name="WWNum3">
      <loext:graphic-properties draw:fill="none" draw:fill-color="#ffffff"/>
      <style:paragraph-properties fo:margin-left="1.401cm" fo:margin-right="0cm" fo:margin-top="0cm" fo:margin-bottom="0cm" style:contextual-spacing="false" fo:line-height="108%" fo:text-align="start" style:justify-single-word="false" fo:orphans="2" fo:widows="2" fo:text-indent="-0.7cm" style:auto-text-indent="false" fo:background-color="transparent" fo:padding="0cm" fo:border="none" style:shadow="none" style:writing-mode="lr-tb" style:join-border="false"/>
      <style:text-properties officeooo:paragraph-rsid="001f4737"/>
    </style:style>
    <style:style style:name="P28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cc33" loext:opacity="100%" style:text-line-through-style="none" style:text-line-through-type="none" style:text-position="0% 100%" fo:font-size="11pt" fo:font-style="normal" officeooo:rsid="0014d5cf" officeooo:paragraph-rsid="0014d5cf" fo:background-color="transparent" style:font-size-asian="11pt" style:font-style-asian="normal" style:font-size-complex="11pt"/>
    </style:style>
    <style:style style:name="P29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ackground-color="transparent" fo:padding="0cm" fo:border="none" style:shadow="none" fo:keep-with-next="auto" style:join-border="false"/>
      <style:text-properties fo:font-variant="normal" fo:text-transform="none" fo:color="#00cc33" loext:opacity="100%" style:text-line-through-style="none" style:text-line-through-type="none" style:text-position="0% 100%" fo:font-size="11pt" fo:font-style="normal" officeooo:rsid="0014d5cf" officeooo:paragraph-rsid="0014d5cf" fo:background-color="transparent" style:font-size-asian="11pt" style:font-style-asian="normal" style:font-size-complex="11pt"/>
    </style:style>
    <style:style style:name="P30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c9211e" loext:opacity="100%" style:text-line-through-style="none" style:text-line-through-type="none" style:text-position="0% 100%" fo:font-size="11pt" fo:font-style="normal" officeooo:rsid="0014d5cf" officeooo:paragraph-rsid="0014d5cf" fo:background-color="transparent" style:font-size-asian="11pt" style:font-style-asian="normal" style:font-size-complex="11pt"/>
    </style:style>
    <style:style style:name="P31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style:font-size-asian="11pt" style:font-style-asian="normal" style:font-size-complex="11pt"/>
    </style:style>
    <style:style style:name="P32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aa476" officeooo:paragraph-rsid="001aa476" fo:background-color="transparent" style:font-size-asian="11pt" style:font-style-asian="normal" style:font-size-complex="11pt"/>
    </style:style>
    <style:style style:name="P33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7e809" officeooo:paragraph-rsid="0017e809" fo:background-color="transparent" style:font-size-asian="11pt" style:font-style-asian="normal" style:font-size-complex="11pt"/>
    </style:style>
    <style:style style:name="P34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reak-before="column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7e809" officeooo:paragraph-rsid="0017e809" fo:background-color="transparent" style:font-size-asian="11pt" style:font-style-asian="normal" style:font-size-complex="11pt"/>
    </style:style>
    <style:style style:name="P35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9265e" officeooo:paragraph-rsid="0019265e" fo:background-color="transparent" style:font-size-asian="11pt" style:font-style-asian="normal" style:font-size-complex="11pt"/>
    </style:style>
    <style:style style:name="P36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b2323" officeooo:paragraph-rsid="001b2323" fo:background-color="transparent" style:font-size-asian="11pt" style:font-style-asian="normal" style:font-size-complex="11pt"/>
    </style:style>
    <style:style style:name="P37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e05e3" officeooo:paragraph-rsid="001e05e3" fo:background-color="transparent" style:font-size-asian="11pt" style:font-style-asian="normal" style:font-size-complex="11pt"/>
    </style:style>
    <style:style style:name="P38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10fc1" officeooo:paragraph-rsid="00210fc1" fo:background-color="transparent" style:font-size-asian="11pt" style:font-style-asian="normal" style:font-size-complex="11pt"/>
    </style:style>
    <style:style style:name="P39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24f93" officeooo:paragraph-rsid="00224f93" fo:background-color="transparent" style:font-size-asian="11pt" style:font-style-asian="normal" style:font-size-complex="11pt"/>
    </style:style>
    <style:style style:name="P40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3dbb0" officeooo:paragraph-rsid="0023dbb0" fo:background-color="transparent" style:font-size-asian="11pt" style:font-style-asian="normal" style:font-size-complex="11pt"/>
    </style:style>
    <style:style style:name="P41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258ae6" officeooo:paragraph-rsid="00258ae6" fo:background-color="transparent" style:font-size-asian="11pt" style:font-style-asian="normal" style:font-size-complex="11pt"/>
    </style:style>
    <style:style style:name="P42" style:family="paragraph" style:parent-style-name="normal" style:list-style-name="WWNum1">
      <style:paragraph-properties fo:margin-top="0cm" fo:margin-bottom="0cm" style:contextual-spacing="false" fo:line-height="100%"/>
      <style:text-properties fo:color="#00cc33" loext:opacity="100%" officeooo:rsid="001c1761" officeooo:paragraph-rsid="001c1761"/>
    </style:style>
    <style:style style:name="P43" style:family="paragraph" style:parent-style-name="normal" style:list-style-name="WWNum3">
      <style:paragraph-properties fo:margin-left="1.397cm" fo:margin-top="0cm" fo:margin-bottom="0cm" style:contextual-spacing="false" fo:line-height="100%" fo:text-indent="-0.762cm" style:auto-text-indent="false"/>
      <style:text-properties fo:color="#00cc33" loext:opacity="100%" officeooo:rsid="001fc291" officeooo:paragraph-rsid="001fc291"/>
    </style:style>
    <style:style style:name="P44" style:family="paragraph" style:parent-style-name="normal" style:list-style-name="WWNum1" style:master-page-name="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rsid="001732bd" officeooo:paragraph-rsid="001732bd"/>
    </style:style>
    <style:style style:name="P45" style:family="paragraph" style:parent-style-name="normal" style:list-style-name="WWNum1">
      <loext:graphic-properties draw:fill="none" draw:fill-color="#ffffff"/>
      <style:paragraph-properties fo:margin-left="1.3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rsid="001732bd" officeooo:paragraph-rsid="001732bd"/>
    </style:style>
    <style:style style:name="P46" style:family="paragraph" style:parent-style-name="normal" style:list-style-name="WWNum1" style:master-page-name="">
      <loext:graphic-properties draw:fill="none" draw:fill-color="#ffffff"/>
      <style:paragraph-properties fo:margin-left="1.401cm" fo:margin-right="0cm" fo:margin-top="0cm" fo:margin-bottom="0cm" style:contextual-spacing="false" fo:line-height="108%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rsid="001732bd" officeooo:paragraph-rsid="001732bd"/>
    </style:style>
    <style:style style:name="P47" style:family="paragraph" style:parent-style-name="normal" style:list-style-name="WWNum1">
      <loext:graphic-properties draw:fill="none" draw:fill-color="#ffffff"/>
      <style:paragraph-properties fo:margin-left="1.401cm" fo:margin-right="0cm" fo:margin-top="0cm" fo:margin-bottom="0cm" style:contextual-spacing="false" fo:line-height="108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rsid="001732bd" officeooo:paragraph-rsid="001732bd"/>
    </style:style>
    <style:style style:name="P48" style:family="paragraph" style:parent-style-name="normal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P49" style:family="paragraph" style:parent-style-name="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officeooo:rsid="001aa476" officeooo:paragraph-rsid="001aa476"/>
    </style:style>
    <style:style style:name="P50" style:family="paragraph" style:parent-style-name="normal" style:list-style-name="WWNum1">
      <style:paragraph-properties fo:margin-top="0cm" fo:margin-bottom="0cm" style:contextual-spacing="false" fo:line-height="100%"/>
      <style:text-properties fo:color="#c9211e" loext:opacity="100%" officeooo:rsid="001c1761" officeooo:paragraph-rsid="001c1761"/>
    </style:style>
    <style:style style:name="P51" style:family="paragraph" style:parent-style-name="normal" style:list-style-name="WWNum3">
      <style:paragraph-properties fo:margin-left="1.397cm" fo:margin-top="0cm" fo:margin-bottom="0cm" style:contextual-spacing="false" fo:line-height="100%" fo:text-indent="-0.762cm" style:auto-text-indent="false"/>
      <style:text-properties fo:color="#c9211e" loext:opacity="100%" officeooo:rsid="001fc291" officeooo:paragraph-rsid="001fc291"/>
    </style:style>
    <style:style style:name="P52" style:family="paragraph" style:parent-style-name="normal" style:list-style-name="WWNum1">
      <style:paragraph-properties fo:margin-top="0cm" fo:margin-bottom="0cm" style:contextual-spacing="false" fo:line-height="100%"/>
      <style:text-properties officeooo:rsid="001c923c" officeooo:paragraph-rsid="001c923c"/>
    </style:style>
    <style:style style:name="P53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  <style:text-properties officeooo:rsid="001cf62e" officeooo:paragraph-rsid="001cf62e"/>
    </style:style>
    <style:style style:name="P54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  <style:text-properties style:text-underline-style="none" officeooo:rsid="001cf62e" officeooo:paragraph-rsid="001cf62e"/>
    </style:style>
    <style:style style:name="P55" style:family="paragraph" style:parent-style-name="normal">
      <style:paragraph-properties fo:margin-left="1.397cm" fo:margin-top="0cm" fo:margin-bottom="0cm" style:contextual-spacing="false" fo:line-height="100%" fo:text-indent="0cm" style:auto-text-indent="false"/>
      <style:text-properties style:text-underline-style="none"/>
    </style:style>
    <style:style style:name="P56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style:text-underline-style="none" officeooo:rsid="00210fc1" officeooo:paragraph-rsid="00210fc1"/>
    </style:style>
    <style:style style:name="P57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style:text-underline-style="none" officeooo:rsid="0023dbb0" officeooo:paragraph-rsid="0023dbb0"/>
    </style:style>
    <style:style style:name="P58" style:family="paragraph" style:parent-style-name="normal">
      <style:paragraph-properties fo:margin-top="0cm" fo:margin-bottom="0.282cm" style:contextual-spacing="false" fo:line-height="108%" fo:text-align="start" style:justify-single-word="false" fo:orphans="2" fo:widows="2"/>
      <style:text-properties fo:font-size="14pt" fo:font-weight="bold" style:font-size-asian="14pt" style:font-weight-asian="bold" style:font-size-complex="14pt"/>
    </style:style>
    <style:style style:name="P59" style:family="paragraph" style:parent-style-name="normal" style:list-style-name="WWNum3" style:master-page-name="">
      <loext:graphic-properties draw:fill="none" draw:fill-color="#ffffff"/>
      <style:paragraph-properties fo:margin-left="1.401cm" fo:margin-right="0cm" fo:margin-top="0cm" fo:margin-bottom="0cm" style:contextual-spacing="false" fo:line-height="108%" fo:text-align="start" style:justify-single-word="false" fo:orphans="2" fo:widows="2" fo:text-indent="-0.7cm" style:auto-text-indent="false" style:page-number="auto" fo:background-color="transparent" fo:padding="0cm" fo:border="none" style:shadow="none" style:writing-mode="lr-tb" style:join-border="false"/>
      <style:text-properties officeooo:rsid="001f4737" officeooo:paragraph-rsid="001f4737"/>
    </style:style>
    <style:style style:name="P60" style:family="paragraph" style:parent-style-name="normal" style:list-style-name="WWNum3">
      <loext:graphic-properties draw:fill="none" draw:fill-color="#ffffff"/>
      <style:paragraph-properties fo:margin-left="1.401cm" fo:margin-right="0cm" fo:margin-top="0cm" fo:margin-bottom="0cm" style:contextual-spacing="false" fo:line-height="108%" fo:text-align="start" style:justify-single-word="false" fo:orphans="2" fo:widows="2" fo:text-indent="-0.7cm" style:auto-text-indent="false" fo:background-color="transparent" fo:padding="0cm" fo:border="none" style:shadow="none" style:writing-mode="lr-tb" style:join-border="false"/>
      <style:text-properties officeooo:rsid="001f4737" officeooo:paragraph-rsid="001f4737"/>
    </style:style>
    <style:style style:name="P61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officeooo:rsid="0023dbb0" officeooo:paragraph-rsid="0023dbb0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fo:background-color="transparent" loext:char-shading-value="0" style:font-style-asian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fo:background-color="transparent" loext:char-shading-value="0" style:font-size-asian="11pt" style:font-style-asian="normal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aa476" fo:background-color="transparent" loext:char-shading-value="0" style:font-size-asian="11pt" style:font-style-asian="normal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officeooo:rsid="001e05e3" fo:background-color="transparent" loext:char-shading-value="0" style:font-size-asian="11pt" style:font-style-asian="normal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loext:char-shading-value="0" style:font-size-asian="11pt" style:font-style-asian="normal" style:font-size-complex="11pt"/>
    </style:style>
    <style:style style:name="T8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9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10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1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fo:font-size="36pt" fo:font-weight="bold" style:font-size-asian="36pt" style:font-weight-asian="bold" style:font-size-complex="36pt"/>
    </style:style>
    <style:style style:name="T18" style:family="text">
      <style:text-properties officeooo:rsid="0017d2de"/>
    </style:style>
    <style:style style:name="T19" style:family="text">
      <style:text-properties officeooo:rsid="001b2323"/>
    </style:style>
    <style:style style:name="T20" style:family="text">
      <style:text-properties officeooo:rsid="001f4737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9"><text:bookmark-start text:name="_heading=h.30j0zll"/><text:bookmark text:name="_heading=h.gjdgxs"/></text:p>
      <text:p text:style-name="P15"><text:bookmark-end text:name="_heading=h.30j0zll"/>ONLINE SAFETY</text:p>
      <text:section text:style-name="Sect1" text:name="TextSection">
        <text:p text:style-name="P16" loext:marker-style-name="T10"/>
        <text:p text:style-name="P17" loext:marker-style-name="T12"><text:span text:style-name="T11">Page 72</text:span><text:span text:style-name="T11"/></text:p>
        <text:list text:style-name="WWNum1">
          <text:list-item>
            <text:p text:style-name="P19" loext:marker-style-name="T3">Decide which tips on the right are mentioned in the article:<text:span text:style-name="T3"/></text:p>
            <text:list>
              <text:list-item>
                <text:p text:style-name="P28">True</text:p>
              </text:list-item>
              <text:list-item>
                <text:p text:style-name="P30">False</text:p>
              </text:list-item>
              <text:list-item>
                <text:p text:style-name="P28">True</text:p>
              </text:list-item>
              <text:list-item>
                <text:p text:style-name="P30">False</text:p>
              </text:list-item>
              <text:list-item>
                <text:p text:style-name="P28">True</text:p>
              </text:list-item>
              <text:list-item>
                <text:p text:style-name="P29">True</text:p>
              </text:list-item>
            </text:list>
          </text:list-item>
        </text:list>
        <text:p text:style-name="P3"/>
        <text:list text:continue-numbering="true" text:style-name="WWNum1">
          <text:list-item>
            <text:p text:style-name="P20" loext:marker-style-name="T3"><text:span text:style-name="T7">Listen</text:span> and choose the correct answer:</text:p>
            <text:list>
              <text:list-item>
                <text:p text:style-name="P44"><text:s/>websites</text:p>
              </text:list-item>
              <text:list-item>
                <text:p text:style-name="P45"><text:s/>limit</text:p>
              </text:list-item>
              <text:list-item>
                <text:p text:style-name="P45"><text:s/>set</text:p>
              </text:list-item>
              <text:list-item>
                <text:p text:style-name="P45"><text:s/>safe</text:p>
              </text:list-item>
              <text:list-item>
                <text:p text:style-name="P45"><text:s/>inapprop<text:span text:style-name="T19">r</text:span>iate</text:p>
              </text:list-item>
            </text:list>
          </text:list-item>
        </text:list>
        <text:p text:style-name="P2"/>
        <text:p text:style-name="P17" loext:marker-style-name="T11"><text:span text:style-name="T11">Page 73</text:span><text:span text:style-name="T11"/></text:p>
        <text:list text:continue-numbering="true" text:style-name="WWNum1">
          <text:list-item>
            <text:p text:style-name="P10">Nada que hacer.</text:p>
          </text:list-item>
        </text:list>
        <text:p text:style-name="P4"/>
        <text:list text:continue-numbering="true" text:style-name="WWNum1">
          <text:list-item>
            <text:p text:style-name="P19" loext:marker-style-name="T3">Match:</text:p>
            <text:list>
              <text:list-item>
                <text:p text:style-name="P46" loext:marker-style-name="T3"><text:s/><text:span text:style-name="T18">b</text:span></text:p>
              </text:list-item>
              <text:list-item>
                <text:p text:style-name="P47" loext:marker-style-name="T3"><text:s/><text:span text:style-name="T18">d</text:span></text:p>
              </text:list-item>
              <text:list-item>
                <text:p text:style-name="P47" loext:marker-style-name="T3"><text:s/><text:span text:style-name="T18">a</text:span></text:p>
              </text:list-item>
              <text:list-item>
                <text:p text:style-name="P47" loext:marker-style-name="T3"><text:s/><text:span text:style-name="T18">c</text:span></text:p>
              </text:list-item>
            </text:list>
          </text:list-item>
        </text:list>
        <text:p text:style-name="P22" loext:marker-style-name="T7"><text:span text:style-name="T7"/></text:p>
        <text:p text:style-name="P31" loext:marker-style-name="T7"/>
        <text:p text:style-name="P48">Working with vocabulary</text:p>
        <text:list text:continue-numbering="true" text:style-name="WWNum1">
          <text:list-item>
            <text:p text:style-name="P19" loext:marker-style-name="T3">Listen and match<text:span text:style-name="T7">:</text:span><text:span text:style-name="T7"/></text:p>
            <text:list>
              <text:list-item>
                <text:p text:style-name="P32" loext:marker-style-name="T4">d</text:p>
              </text:list-item>
              <text:list-item>
                <text:p text:style-name="P33" loext:marker-style-name="T4">e</text:p>
              </text:list-item>
              <text:list-item>
                <text:p text:style-name="P33" loext:marker-style-name="T4">b</text:p>
              </text:list-item>
              <text:list-item>
                <text:p text:style-name="P33" loext:marker-style-name="T4">a</text:p>
              </text:list-item>
              <text:list-item>
                <text:p text:style-name="P32" loext:marker-style-name="T4">c</text:p>
                <text:p text:style-name="P34"/>
              </text:list-item>
            </text:list>
          </text:list-item>
        </text:list>
        <text:p text:style-name="P2"><text:s text:c="5"/></text:p>
        <text:p text:style-name="P2"/>
        <text:p text:style-name="P2"/>
        <text:list text:continue-numbering="true" text:style-name="WWNum1">
          <text:list-item>
            <text:p text:style-name="P19" loext:marker-style-name="T3">Complete<text:span text:style-name="T7">:</text:span><text:span text:style-name="T7"/></text:p>
            <text:list>
              <text:list-item>
                <text:p text:style-name="P35" loext:marker-style-name="T4">make public</text:p>
              </text:list-item>
              <text:list-item>
                <text:p text:style-name="P32" loext:marker-style-name="T4">privacy settings</text:p>
              </text:list-item>
              <text:list-item>
                <text:p text:style-name="P32" loext:marker-style-name="T4">identity theft</text:p>
              </text:list-item>
              <text:list-item>
                <text:p text:style-name="P21" loext:marker-style-name="T4"><text:span text:style-name="T5">password protect</text:span></text:p>
              </text:list-item>
              <text:list-item>
                <text:p text:style-name="P49" loext:marker-style-name="T4"><text:span text:style-name="T4">parental control</text:span></text:p>
              </text:list-item>
            </text:list>
          </text:list-item>
        </text:list>
        <text:p text:style-name="P4"/>
        <text:list text:continue-numbering="true" text:style-name="WWNum1">
          <text:list-item>
            <text:p text:style-name="P19" loext:marker-style-name="T3"><text:span text:style-name="T7">Listen and </text:span>choose<text:span text:style-name="T7">:</text:span></text:p>
            <text:list>
              <text:list-item>
                <text:p text:style-name="P36" loext:marker-style-name="T4">profile</text:p>
              </text:list-item>
              <text:list-item>
                <text:p text:style-name="P36" loext:marker-style-name="T4">fraudulent</text:p>
              </text:list-item>
              <text:list-item>
                <text:p text:style-name="P36" loext:marker-style-name="T4">ensure</text:p>
              </text:list-item>
              <text:list-item>
                <text:p text:style-name="P36" loext:marker-style-name="T4">block</text:p>
              </text:list-item>
              <text:list-item>
                <text:p text:style-name="P36" loext:marker-style-name="T4">monitor</text:p>
              </text:list-item>
              <text:list-item>
                <text:p text:style-name="P36" loext:marker-style-name="T4">corrupt</text:p>
              </text:list-item>
            </text:list>
          </text:list-item>
        </text:list>
        <text:p text:style-name="P2"><text:s text:c="5"/></text:p>
        <text:list text:continue-numbering="true" text:style-name="WWNum1">
          <text:list-item>
            <text:p text:style-name="P11">Which pair of sentences have the same meaning?:</text:p>
            <text:list>
              <text:list-item>
                <text:p text:style-name="P42">True</text:p>
              </text:list-item>
              <text:list-item>
                <text:p text:style-name="P50">False</text:p>
              </text:list-item>
              <text:list-item>
                <text:p text:style-name="P42">True</text:p>
              </text:list-item>
              <text:list-item>
                <text:p text:style-name="P50">False</text:p>
              </text:list-item>
              <text:list-item>
                <text:p text:style-name="P42">True</text:p>
              </text:list-item>
            </text:list>
          </text:list-item>
        </text:list>
        <text:p text:style-name="P1"/>
        <text:p text:style-name="P2"/>
        <text:list text:continue-numbering="true" text:style-name="WWNum1">
          <text:list-item>
            <text:p text:style-name="P11">Match:</text:p>
            <text:list>
              <text:list-item>
                <text:p text:style-name="P52">d</text:p>
              </text:list-item>
              <text:list-item>
                <text:p text:style-name="P52">f</text:p>
              </text:list-item>
              <text:list-item>
                <text:p text:style-name="P52">c</text:p>
              </text:list-item>
              <text:list-item>
                <text:p text:style-name="P52">b</text:p>
              </text:list-item>
              <text:list-item>
                <text:p text:style-name="P52">e</text:p>
              </text:list-item>
              <text:list-item>
                <text:p text:style-name="P52">a</text:p>
              </text:list-item>
            </text:list>
          </text:list-item>
        </text:list>
        <text:p text:style-name="P2"/>
        <text:p text:style-name="P12" loext:marker-style-name="T15"><text:span text:style-name="T13">“Your Turn” </text:span><text:span text:style-name="T15">Who…?</text:span></text:p>
        <text:list text:style-name="WWNum2">
          <text:list-item>
            <text:p text:style-name="P53">Client</text:p>
          </text:list-item>
          <text:list-item>
            <text:p text:style-name="P53">Client</text:p>
          </text:list-item>
          <text:list-item>
            <text:p text:style-name="P54" loext:marker-style-name="T16">Bank Employee</text:p>
          </text:list-item>
          <text:list-item>
            <text:p text:style-name="P54" loext:marker-style-name="T16">Bank Employee</text:p>
          </text:list-item>
          <text:list-item>
            <text:p text:style-name="P53">Client</text:p>
          </text:list-item>
        </text:list>
      </text:section>
      <text:section text:style-name="Sect2" text:name="Sección1">
        <text:p text:style-name="P17" loext:marker-style-name="T17"><text:soft-page-break/><text:span text:style-name="T17">Protecting Your Business</text:span><text:span text:style-name="T17"/></text:p>
      </text:section>
      <text:section text:style-name="Sect3" text:name="Sección2">
        <text:p text:style-name="P17" loext:marker-style-name="T11"><text:span text:style-name="T11">Page 74</text:span><text:span text:style-name="T11"/></text:p>
        <text:list text:style-name="WWNum3">
          <text:list-item>
            <text:p text:style-name="P24" loext:marker-style-name="T3">Choose the correct answer:<text:span text:style-name="T3"/></text:p>
            <text:list>
              <text:list-item>
                <text:p text:style-name="P37" loext:marker-style-name="T4">a</text:p>
              </text:list-item>
              <text:list-item>
                <text:p text:style-name="P25" loext:marker-style-name="T4"><text:span text:style-name="T6">b</text:span></text:p>
              </text:list-item>
              <text:list-item>
                <text:p text:style-name="P37" loext:marker-style-name="T4">b</text:p>
              </text:list-item>
              <text:list-item>
                <text:p text:style-name="P37" loext:marker-style-name="T4">a</text:p>
              </text:list-item>
              <text:list-item>
                <text:p text:style-name="P37" loext:marker-style-name="T4">a</text:p>
              </text:list-item>
            </text:list>
          </text:list-item>
        </text:list>
        <text:p text:style-name="P2" loext:marker-style-name="T7"><text:s text:c="7"/><text:span text:style-name="T7"/></text:p>
        <text:list text:continue-numbering="true" text:style-name="WWNum3">
          <text:list-item>
            <text:p text:style-name="P24" loext:marker-style-name="T3">Number A-C in the correct order<text:span text:style-name="T7">:</text:span></text:p>
            <text:list>
              <text:list-item>
                <text:p text:style-name="P59" loext:marker-style-name="T3">B</text:p>
              </text:list-item>
              <text:list-item>
                <text:p text:style-name="P27" loext:marker-style-name="T3"><text:span text:style-name="T20">C</text:span></text:p>
              </text:list-item>
              <text:list-item>
                <text:p text:style-name="P60" loext:marker-style-name="T3">A</text:p>
              </text:list-item>
            </text:list>
          </text:list-item>
        </text:list>
        <text:p text:style-name="P2"/>
        <text:list text:continue-numbering="true" text:style-name="WWNum3">
          <text:list-item>
            <text:p text:style-name="P26" loext:marker-style-name="T3"><text:span text:style-name="T7">Nada que hacer aquí.</text:span></text:p>
          </text:list-item>
        </text:list>
        <text:p text:style-name="P4"/>
        <text:p text:style-name="P48">Page 75</text:p>
        <text:p text:style-name="P4"/>
        <text:list text:continue-numbering="true" text:style-name="WWNum3">
          <text:list-item>
            <text:p text:style-name="P13">True, false or the text doesn’t say:</text:p>
            <text:list>
              <text:list-item>
                <text:p text:style-name="P43">True</text:p>
              </text:list-item>
              <text:list-item>
                <text:p text:style-name="P51">False</text:p>
              </text:list-item>
              <text:list-item>
                <text:p text:style-name="P51">False</text:p>
              </text:list-item>
              <text:list-item>
                <text:p text:style-name="P51">False</text:p>
              </text:list-item>
              <text:list-item>
                <text:p text:style-name="P43">True</text:p>
              </text:list-item>
            </text:list>
          </text:list-item>
        </text:list>
        <text:p text:style-name="P4"/>
        <text:p text:style-name="P17" loext:marker-style-name="T11"><text:span text:style-name="T11"/></text:p>
        <text:p text:style-name="P18" loext:marker-style-name="T11"><text:span text:style-name="T11">Working with vocabulary</text:span></text:p>
        <text:list text:continue-numbering="true" text:style-name="WWNum3">
          <text:list-item>
            <text:p text:style-name="P13">Replace:</text:p>
            <text:list>
              <text:list-item>
                <text:p text:style-name="P39" loext:marker-style-name="T4">gain entry to</text:p>
              </text:list-item>
              <text:list-item>
                <text:p text:style-name="P39" loext:marker-style-name="T4">establish</text:p>
              </text:list-item>
              <text:list-item>
                <text:p text:style-name="P39" loext:marker-style-name="T4">attempted</text:p>
              </text:list-item>
              <text:list-item>
                <text:p text:style-name="P39" loext:marker-style-name="T4">agenda</text:p>
              </text:list-item>
              <text:list-item>
                <text:p text:style-name="P39" loext:marker-style-name="T4">safeguarded</text:p>
              </text:list-item>
            </text:list>
          </text:list-item>
        </text:list>
        <text:p text:style-name="P2"><text:s text:c="5"/></text:p>
        <text:list text:continue-numbering="true" text:style-name="WWNum3">
          <text:list-item>
            <text:p text:style-name="P24" loext:marker-style-name="T3">Match<text:span text:style-name="T7">:</text:span><text:span text:style-name="T7"/></text:p>
            <text:list>
              <text:list-item>
                <text:p text:style-name="P38" loext:marker-style-name="T4">g</text:p>
              </text:list-item>
              <text:list-item>
                <text:p text:style-name="P38" loext:marker-style-name="T4">d</text:p>
              </text:list-item>
              <text:list-item>
                <text:p text:style-name="P38" loext:marker-style-name="T4">f</text:p>
              </text:list-item>
              <text:list-item>
                <text:p text:style-name="P38" loext:marker-style-name="T4">c</text:p>
              </text:list-item>
              <text:list-item>
                <text:p text:style-name="P56" loext:marker-style-name="T16">b</text:p>
              </text:list-item>
              <text:list-item>
                <text:p text:style-name="P56" loext:marker-style-name="T16">a</text:p>
              </text:list-item>
              <text:list-item>
                <text:p text:style-name="P56" loext:marker-style-name="T16">e</text:p>
              </text:list-item>
            </text:list>
          </text:list-item>
        </text:list>
        <text:p text:style-name="P2"/>
        <text:p text:style-name="P4"/>
        <text:p text:style-name="P2"/>
        <text:list text:continue-numbering="true" text:style-name="WWNum3">
          <text:list-item>
            <text:p text:style-name="P24" loext:marker-style-name="T3">Listen and complete<text:span text:style-name="T7">:</text:span><text:span text:style-name="T7"/></text:p>
            <text:list>
              <text:list-item>
                <text:p text:style-name="P40" loext:marker-style-name="T4">aware of</text:p>
              </text:list-item>
              <text:list-item>
                <text:p text:style-name="P40" loext:marker-style-name="T4">real-time protection</text:p>
              </text:list-item>
              <text:list-item>
                <text:p text:style-name="P40" loext:marker-style-name="T4">multi-factor authentication</text:p>
              </text:list-item>
              <text:list-item>
                <text:p text:style-name="P40" loext:marker-style-name="T4">breach</text:p>
              </text:list-item>
              <text:list-item>
                <text:p text:style-name="P40" loext:marker-style-name="T4">sensitive</text:p>
              </text:list-item>
              <text:list-item>
                <text:p text:style-name="P61" loext:marker-style-name="T4">penalty</text:p>
              </text:list-item>
              <text:list-item>
                <text:p text:style-name="P57" loext:marker-style-name="T16">reassess</text:p>
              </text:list-item>
            </text:list>
          </text:list-item>
        </text:list>
        <text:p text:style-name="P6"/>
        <text:list text:continue-numbering="true" text:style-name="WWNum3">
          <text:list-item>
            <text:p text:style-name="P24" loext:marker-style-name="T3">Choose the correct answer<text:span text:style-name="T7">:</text:span><text:span text:style-name="T7"/></text:p>
            <text:list>
              <text:list-item>
                <text:p text:style-name="P41" loext:marker-style-name="T4">sensitive</text:p>
              </text:list-item>
              <text:list-item>
                <text:p text:style-name="P41" loext:marker-style-name="T4">breach</text:p>
              </text:list-item>
              <text:list-item>
                <text:p text:style-name="P41" loext:marker-style-name="T4">safeguard</text:p>
              </text:list-item>
              <text:list-item>
                <text:p text:style-name="P41" loext:marker-style-name="T4">penalty</text:p>
              </text:list-item>
              <text:list-item>
                <text:p text:style-name="P41" loext:marker-style-name="T4">gain entry to</text:p>
              </text:list-item>
            </text:list>
          </text:list-item>
        </text:list>
        <text:p text:style-name="P55" loext:marker-style-name="T16"/>
        <text:p text:style-name="P58" loext:marker-style-name="T13"/>
        <text:p text:style-name="P7"><text:span text:style-name="T13">“Your Turn”</text:span><text:span text:style-name="T14"> </text:span>Nada que hacer aquí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fo:font-weight="bold" style:font-size-asian="14pt" style:font-weight-asian="bold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3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0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.251cm" fo:margin-left="0cm" fo:margin-right="0cm" fo:margin-top="2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UNIT 1</text:span><text:span text:style-name="MT3">8</text:span><text:span text:style-name="MT2"><text:tab/></text:span><text:span text:style-name="MT3">ONLINE SAFETY</text:span></text:p>
      </style:header>
      <style:header-left>
        <text:p text:style-name="MP2" loext:marker-style-name="MT2"><text:span text:style-name="MT3">Unit 18</text:span><text:span text:style-name="MT2"/></text:p>
      </style:header-left>
      <style:footer>
        <text:p text:style-name="Footer"/>
      </style:footer>
      <style:footer-left>
        <text:p text:style-name="normal"/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9T11:18:07.669694266</dc:date>
    <meta:editing-duration>PT15M7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2" meta:paragraph-count="117" meta:word-count="300" meta:character-count="1438" meta:non-whitespace-character-count="1321"/>
  </office:meta>
</office:document-meta>
</file>